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4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2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99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cc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66c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159cm" svg:stroke-color="#000000" draw:marker-start-width="0.438cm" draw:marker-end-width="0.438cm" draw:fill="none" draw:textarea-horizontal-align="justify" draw:textarea-vertical-align="middle" draw:auto-grow-height="false" fo:min-height="4.195cm" fo:min-width="4.461cm" fo:padding-top="0.204cm" fo:padding-bottom="0.204cm" fo:padding-left="0.329cm" fo:padding-right="0.329cm"/>
    </style:style>
    <style:style style:name="gr22" style:family="graphic" style:parent-style-name="objectwithoutfill">
      <style:graphic-properties draw:stroke="solid" draw:stroke-dash="Ultrafine_20_2_20_Dots_20_3_20_Dashes" svg:stroke-width="0.106cm" draw:marker-start="Arrow" draw:marker-start-width="0.3cm" draw:marker-end="Arrow" draw:marker-end-width="0.3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697cm"/>
    </style:style>
    <style:style style:name="gr25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0.716cm"/>
    </style:style>
    <style:style style:name="gr26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10" style:family="paragraph">
      <loext:graphic-properties draw:fill-color="#ffffff"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11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2" style:family="paragraph">
      <loext:graphic-properties draw:fill-color="#ffffff"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loext:graphic-properties draw:fill-color="#ffffff" draw:opacity="0%"/>
      <style:paragraph-properties fo:text-align="end">
        <style:tab-stops/>
      </style:paragraph-properties>
      <style:text-properties style:font-name="Linux Biolinum O" fo:font-size="14pt" style:font-size-asian="18pt" style:font-size-complex="18pt"/>
    </style:style>
    <style:style style:name="P15" style:family="paragraph">
      <loext:graphic-properties draw:opacity="0%"/>
      <style:paragraph-properties fo:text-align="center"/>
      <style:text-properties style:font-name="Linux Biolinum O" fo:font-size="14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start"/>
    </style:style>
    <style:style style:name="P17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5.443cm" svg:y="7.42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7.88cm" svg:y="5.642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7.88cm" svg:y="3.28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5.443cm" svg:y="1.50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3.168cm" svg:y="3.28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3.168cm" svg:y="5.64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5.443cm" svg:y="10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6.853cm" svg:y1="7.639cm" svg:x2="18.123cm" svg:y2="6.923cm" draw:start-shape="id1" draw:start-glue-point="11" draw:end-shape="id2" draw:end-glue-point="7" svg:d="M16853 7639l1270-716" svg:viewBox="0 0 1271 717">
          <text:p/>
        </draw:connector>
        <draw:connector draw:style-name="gr7" draw:text-style-name="P4" draw:layer="layout" draw:type="line" svg:x1="14.566cm" svg:y1="3.505cm" svg:x2="15.684cm" svg:y2="2.789cm" draw:start-shape="id3" draw:start-glue-point="11" draw:end-shape="id4" draw:end-glue-point="7" svg:d="M14566 3505l1118-716" svg:viewBox="0 0 1119 717">
          <text:p/>
        </draw:connector>
        <draw:connector draw:style-name="gr7" draw:text-style-name="P4" draw:layer="layout" draw:type="line" svg:x1="16.853cm" svg:y1="2.789cm" svg:x2="18.123cm" svg:y2="3.505cm" draw:start-shape="id4" draw:start-glue-point="9" draw:end-shape="id5" draw:end-glue-point="5" svg:d="M16853 2789l1270 716" svg:viewBox="0 0 1271 717">
          <text:p/>
        </draw:connector>
        <draw:connector draw:style-name="gr8" draw:text-style-name="P4" draw:layer="layout" draw:type="line" svg:x1="15.684cm" svg:y1="7.639cm" svg:x2="14.566cm" svg:y2="6.923cm" draw:start-shape="id1" draw:start-glue-point="5" draw:end-shape="id6" draw:end-glue-point="9" svg:d="M15684 7639l-1118-716" svg:viewBox="0 0 1119 717">
          <text:p/>
        </draw:connector>
        <draw:connector draw:style-name="gr7" draw:text-style-name="P4" draw:layer="layout" draw:type="line" svg:x1="13.987cm" svg:y1="5.642cm" svg:x2="13.987cm" svg:y2="4.786cm" draw:start-shape="id6" draw:start-glue-point="4" draw:end-shape="id3" draw:end-glue-point="8" svg:d="M13987 5642v-856" svg:viewBox="0 0 1 857">
          <text:p/>
        </draw:connector>
        <draw:connector draw:style-name="gr7" draw:text-style-name="P4" draw:layer="layout" draw:type="line" svg:x1="18.711cm" svg:y1="5.642cm" svg:x2="18.711cm" svg:y2="4.786cm" draw:start-shape="id2" draw:start-glue-point="4" draw:end-shape="id5" draw:end-glue-point="8" svg:d="M18711 5642v-856" svg:viewBox="0 0 1 857">
          <text:p/>
        </draw:connector>
        <draw:connector draw:style-name="gr9" draw:text-style-name="P4" draw:layer="layout" draw:type="line" svg:x1="16.269cm" svg:y1="8.92cm" svg:x2="16.269cm" svg:y2="10cm" draw:start-shape="id1" draw:start-glue-point="8" draw:end-shape="id7" draw:end-glue-point="4" svg:d="M16269 8920v1080" svg:viewBox="0 0 1 1081">
          <text:p/>
        </draw:connector>
        <draw:custom-shape draw:style-name="gr10" draw:text-style-name="P5" draw:layer="layout" svg:width="2.286cm" svg:height="0.762cm" svg:x="16.459cm" svg:y="4.937cm">
          <text:p text:style-name="P1"><text:span text:style-name="T1">N</text:span><text:span text:style-name="T1">M</text:span><text:span text:style-name="T1">N</text:span><text:span text:style-name="T1">A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7.121cm" svg:y="7.366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3.357cm" svg:y="7.366cm">
          <text:p text:style-name="P1"><text:span text:style-name="T3">N</text:span><text:span text:style-name="T3">A</text:span><text:span text:style-name="T3">D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3.919cm" svg:y="4.937cm">
          <text:p text:style-name="P1"><text:span text:style-name="T1">NAP</text:span><text:span text:style-name="T1">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3.13cm" svg:y="2.324cm">
          <text:p text:style-name="P1"><text:span text:style-name="T1">NMN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6.867cm" svg:y="2.32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5.978cm" svg:y="8.85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.762cm" svg:y="12.054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51cm" svg:height="1.5cm" svg:x="4.937cm" svg:y="12.054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1.651cm" svg:height="1.5cm" svg:x="7.023cm" svg:y="10.425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51cm" svg:height="1.5cm" svg:x="10.452cm" svg:y="10.425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" draw:id="id11" draw:layer="layout" svg:width="1.651cm" svg:height="1.5cm" svg:x="7.023cm" svg:y="13.716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1.651cm" svg:height="1.5cm" svg:x="10.452cm" svg:y="13.71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1.651cm" svg:height="1.5cm" svg:x="12.2cm" svg:y="12.054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4.937cm" svg:y1="12.804cm" svg:x2="3.413cm" svg:y2="12.804cm" draw:start-shape="id8" draw:start-glue-point="6" draw:end-shape="id9" draw:end-glue-point="10" svg:d="M4937 12804h-1524" svg:viewBox="0 0 1525 1">
          <text:p/>
        </draw:connector>
        <draw:connector draw:style-name="gr6" draw:text-style-name="P4" draw:layer="layout" draw:type="line" svg:x1="6.347cm" svg:y1="12.273cm" svg:x2="7.264cm" svg:y2="11.706cm" draw:start-shape="id8" draw:start-glue-point="11" draw:end-shape="id10" draw:end-glue-point="7" svg:d="M6347 12273l917-567" svg:viewBox="0 0 918 568">
          <text:p/>
        </draw:connector>
        <draw:connector draw:style-name="gr8" draw:text-style-name="P4" draw:layer="layout" draw:type="line" svg:x1="6.347cm" svg:y1="13.335cm" svg:x2="7.264cm" svg:y2="13.935cm" draw:start-shape="id8" draw:start-glue-point="9" draw:end-shape="id11" draw:end-glue-point="5" svg:d="M6347 13335l917 600" svg:viewBox="0 0 918 601">
          <text:p/>
        </draw:connector>
        <draw:connector draw:style-name="gr7" draw:text-style-name="P4" draw:layer="layout" draw:type="line" svg:x1="8.674cm" svg:y1="14.466cm" svg:x2="10.452cm" svg:y2="14.466cm" draw:start-shape="id11" draw:start-glue-point="10" draw:end-shape="id12" draw:end-glue-point="6" svg:d="M8674 14466h1778" svg:viewBox="0 0 1779 1">
          <text:p/>
        </draw:connector>
        <draw:connector draw:style-name="gr7" draw:text-style-name="P4" draw:layer="layout" draw:type="line" svg:x1="11.862cm" svg:y1="13.935cm" svg:x2="12.441cm" svg:y2="13.335cm" draw:start-shape="id12" draw:start-glue-point="11" draw:end-shape="id13" draw:end-glue-point="7" svg:d="M11862 13935l579-600" svg:viewBox="0 0 580 601">
          <text:p/>
        </draw:connector>
        <draw:connector draw:style-name="gr7" draw:text-style-name="P4" draw:layer="layout" draw:type="line" svg:x1="12.441cm" svg:y1="12.273cm" svg:x2="11.862cm" svg:y2="11.706cm" draw:start-shape="id13" draw:start-glue-point="5" draw:end-shape="id14" draw:end-glue-point="9" svg:d="M12441 12273l-579-567" svg:viewBox="0 0 580 568">
          <text:p/>
        </draw:connector>
        <draw:connector draw:style-name="gr7" draw:text-style-name="P4" draw:layer="layout" draw:type="line" svg:x1="8.674cm" svg:y1="11.175cm" svg:x2="10.452cm" svg:y2="11.175cm" draw:start-shape="id10" draw:start-glue-point="10" draw:end-shape="id14" draw:end-glue-point="6" svg:d="M8674 11175h1778" svg:viewBox="0 0 1779 1">
          <text:p/>
        </draw:connector>
        <draw:custom-shape draw:style-name="gr11" draw:text-style-name="P9" draw:layer="layout" svg:width="2.032cm" svg:height="0.762cm" svg:x="3.194cm" svg:y="12.003cm">
          <text:p text:style-name="P1"><text:span text:style-name="T4">NN</text:span><text:span text:style-name="T4">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032cm" svg:height="0.762cm" svg:x="4.599cm" svg:y="11.241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55cm" svg:y="10.271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55cm" svg:y="14.651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032cm" svg:height="0.762cm" svg:x="4.899cm" svg:y="13.735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1.965cm" svg:y="11.21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2.065cm" svg:y="13.735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278cm" svg:y1="11.925cm" svg:x2="6.588cm" svg:y2="12.804cm" draw:start-shape="id14" draw:start-glue-point="8" draw:end-shape="id8" draw:end-glue-point="10" svg:d="M11278 11925v879h-4690" svg:viewBox="0 0 4691 880">
          <text:p/>
        </draw:connector>
        <draw:custom-shape draw:style-name="gr11" draw:text-style-name="P11" draw:layer="layout" svg:width="2.032cm" svg:height="0.762cm" svg:x="8.17cm" svg:y="12.146cm">
          <text:p text:style-name="P1"><text:span text:style-name="T1">NAD 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8.123cm" svg:y1="4.567cm" svg:x2="16.269cm" svg:y2="7.42cm" draw:start-shape="id5" draw:start-glue-point="7" draw:end-shape="id1" draw:end-glue-point="4" svg:d="M18123 4567v-11h-1854v2864" svg:viewBox="0 0 1855 2865">
          <text:p/>
        </draw:connector>
        <draw:custom-shape draw:style-name="gr11" draw:text-style-name="P11" draw:layer="layout" svg:width="2.032cm" svg:height="0.762cm" svg:x="15.37cm" svg:y="3.56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6" draw:id="id16" draw:layer="layout" svg:width="1.651cm" svg:height="1cm" svg:x="6.45cm" svg:y="5.224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9" draw:id="id19" draw:layer="layout" svg:width="1.662cm" svg:height="1cm" svg:x="4.013cm" svg:y="1.471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7" draw:id="id17" draw:layer="layout" svg:width="1.638cm" svg:height="1cm" svg:x="1.738cm" svg:y="5.224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8" draw:id="id18" draw:layer="layout" svg:width="1.651cm" svg:height="1cm" svg:x="4.013cm" svg:y="8.382cm">
          <text:p text:style-name="P1"><text:span text:style-name="T1">MN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5.423cm" svg:y1="6.648cm" svg:x2="6.691cm" svg:y2="6.078cm" draw:start-shape="id15" draw:start-glue-point="11" draw:end-shape="id16" draw:end-glue-point="7" svg:d="M5423 6648l1268-570" svg:viewBox="0 0 1269 571">
          <text:p/>
        </draw:connector>
        <draw:connector draw:style-name="gr16" draw:text-style-name="P4" draw:layer="layout" draw:type="line" svg:x1="4.254cm" svg:y1="6.648cm" svg:x2="3.136cm" svg:y2="6.078cm" draw:start-shape="id15" draw:start-glue-point="5" draw:end-shape="id17" draw:end-glue-point="9" svg:d="M4254 6648l-1118-570" svg:viewBox="0 0 1119 571">
          <text:p/>
        </draw:connector>
        <draw:connector draw:style-name="gr17" draw:text-style-name="P4" draw:layer="layout" draw:type="line" svg:x1="4.839cm" svg:y1="7.502cm" svg:x2="4.839cm" svg:y2="8.382cm" draw:start-shape="id15" draw:start-glue-point="8" draw:end-shape="id18" draw:end-glue-point="4" svg:d="M4839 7502v880" svg:viewBox="0 0 1 881">
          <text:p/>
        </draw:connector>
        <draw:custom-shape draw:style-name="gr10" draw:text-style-name="P5" draw:layer="layout" svg:width="2.286cm" svg:height="0.762cm" svg:x="6.207cm" svg:y="3.349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5.891cm" svg:y="6.448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.827cm" svg:y="6.448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4.648cm" svg:y="7.534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032cm" svg:height="0.762cm" svg:x="2.905cm" svg:y="4.211cm">
          <text:p text:style-name="P13"><text:span text:style-name="T1">Parp</text:span></text:p>
          <text:p text:style-name="P13"><text:span text:style-name="T1">Sirt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844cm" svg:y1="2.471cm" svg:x2="4.839cm" svg:y2="6.502cm" draw:start-shape="id19" draw:start-glue-point="8" draw:end-shape="id15" draw:end-glue-point="4" svg:d="M4844 2471l-5 4031" svg:viewBox="0 0 6 4032">
          <text:p text:style-name="P1"><text:s/></text:p>
        </draw:connector>
        <draw:connector draw:style-name="gr19" draw:text-style-name="P4" draw:layer="layout" draw:type="line" svg:x1="7.276cm" svg:y1="5.224cm" svg:x2="5.432cm" svg:y2="2.325cm" draw:start-shape="id16" draw:start-glue-point="4" draw:end-shape="id19" draw:end-glue-point="9" svg:d="M7276 5224l-1844-2899" svg:viewBox="0 0 1845 2900">
          <text:p/>
        </draw:connector>
        <draw:custom-shape draw:style-name="gr20" draw:text-style-name="P2" xml:id="id15" draw:id="id15" draw:layer="layout" svg:width="1.651cm" svg:height="1cm" svg:x="4.013cm" svg:y="6.502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2.557cm" svg:y1="5.224cm" svg:x2="4.256cm" svg:y2="2.325cm" draw:start-shape="id17" draw:start-glue-point="4" draw:end-shape="id19" draw:end-glue-point="7" svg:d="M2557 5224l1699-2899" svg:viewBox="0 0 1700 2900">
          <text:p/>
        </draw:connector>
        <draw:custom-shape draw:style-name="gr10" draw:text-style-name="P5" draw:layer="layout" svg:width="2.286cm" svg:height="0.762cm" draw:transform="rotate (1.0150834929599) translate (1.933cm 4.3cm)">
          <text:p text:style-name="P1"><text:span text:style-name="T1">Preiss-Handler</text:span></text:p>
          <text:p text:style-name="P1"><text:span text:style-name="T1">pathwa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draw:transform="rotate (-1.5707963267949) translate (5.572cm 3.503cm)">
          <text:p text:style-name="P1"><text:span text:style-name="T1">Signall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51cm" svg:height="1.5cm" svg:x="7.758cm" svg:y="22.32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662cm" svg:height="1.5cm" svg:x="10.195cm" svg:y="20.542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" draw:id="id24" draw:layer="layout" svg:width="1.662cm" svg:height="1.5cm" svg:x="10.195cm" svg:y="18.18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1.651cm" svg:height="1.5cm" svg:x="7.758cm" svg:y="16.40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2" draw:id="id22" draw:layer="layout" svg:width="1.638cm" svg:height="1.5cm" svg:x="5.483cm" svg:y="18.18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5" draw:id="id25" draw:layer="layout" svg:width="1.638cm" svg:height="1.5cm" svg:x="5.483cm" svg:y="20.54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6" draw:id="id26" draw:layer="layout" svg:width="1.651cm" svg:height="1.5cm" svg:x="7.758cm" svg:y="24.9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9.168cm" svg:y1="22.539cm" svg:x2="10.438cm" svg:y2="21.823cm" draw:start-shape="id20" draw:start-glue-point="11" draw:end-shape="id21" draw:end-glue-point="7" svg:d="M9168 22539l1270-716" svg:viewBox="0 0 1271 717">
          <text:p/>
        </draw:connector>
        <draw:connector draw:style-name="gr7" draw:text-style-name="P4" draw:layer="layout" draw:type="line" svg:x1="6.881cm" svg:y1="18.405cm" svg:x2="7.999cm" svg:y2="17.689cm" draw:start-shape="id22" draw:start-glue-point="11" draw:end-shape="id23" draw:end-glue-point="7" svg:d="M6881 18405l1118-716" svg:viewBox="0 0 1119 717">
          <text:p/>
        </draw:connector>
        <draw:connector draw:style-name="gr7" draw:text-style-name="P4" draw:layer="layout" draw:type="line" svg:x1="9.168cm" svg:y1="17.689cm" svg:x2="10.438cm" svg:y2="18.405cm" draw:start-shape="id23" draw:start-glue-point="9" draw:end-shape="id24" draw:end-glue-point="5" svg:d="M9168 17689l1270 716" svg:viewBox="0 0 1271 717">
          <text:p/>
        </draw:connector>
        <draw:connector draw:style-name="gr8" draw:text-style-name="P4" draw:layer="layout" draw:type="line" svg:x1="7.999cm" svg:y1="22.539cm" svg:x2="6.881cm" svg:y2="21.823cm" draw:start-shape="id20" draw:start-glue-point="5" draw:end-shape="id25" draw:end-glue-point="9" svg:d="M7999 22539l-1118-716" svg:viewBox="0 0 1119 717">
          <text:p/>
        </draw:connector>
        <draw:connector draw:style-name="gr7" draw:text-style-name="P4" draw:layer="layout" draw:type="line" svg:x1="6.302cm" svg:y1="20.542cm" svg:x2="6.302cm" svg:y2="19.686cm" draw:start-shape="id25" draw:start-glue-point="4" draw:end-shape="id22" draw:end-glue-point="8" svg:d="M6302 20542v-856" svg:viewBox="0 0 1 857">
          <text:p/>
        </draw:connector>
        <draw:connector draw:style-name="gr7" draw:text-style-name="P4" draw:layer="layout" draw:type="line" svg:x1="11.026cm" svg:y1="20.542cm" svg:x2="11.026cm" svg:y2="19.686cm" draw:start-shape="id21" draw:start-glue-point="4" draw:end-shape="id24" draw:end-glue-point="8" svg:d="M11026 20542v-856" svg:viewBox="0 0 1 857">
          <text:p/>
        </draw:connector>
        <draw:connector draw:style-name="gr9" draw:text-style-name="P4" draw:layer="layout" draw:type="line" svg:x1="8.584cm" svg:y1="23.82cm" svg:x2="8.584cm" svg:y2="24.9cm" draw:start-shape="id20" draw:start-glue-point="8" draw:end-shape="id26" draw:end-glue-point="4" svg:d="M8584 23820v1080" svg:viewBox="0 0 1 1081">
          <text:p/>
        </draw:connector>
        <draw:custom-shape draw:style-name="gr10" draw:text-style-name="P5" draw:layer="layout" svg:width="2.286cm" svg:height="0.762cm" svg:x="8.774cm" svg:y="19.837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9.436cm" svg:y="22.266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5.672cm" svg:y="22.26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6.234cm" svg:y="19.83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5.445cm" svg:y="17.22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9.182cm" svg:y="17.22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8.293cm" svg:y="23.75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0.438cm" svg:y1="19.467cm" svg:x2="8.584cm" svg:y2="22.32cm" draw:start-shape="id24" draw:start-glue-point="7" draw:end-shape="id20" draw:end-glue-point="4" svg:d="M10438 19467v-11h-1854v2864" svg:viewBox="0 0 1855 2865">
          <text:p/>
        </draw:connector>
        <draw:custom-shape draw:style-name="gr11" draw:text-style-name="P11" draw:layer="layout" svg:width="2.032cm" svg:height="0.762cm" svg:x="7.685cm" svg:y="18.46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51cm" svg:height="1.5cm" svg:x="14.016cm" svg:y="22.309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662cm" svg:height="1.5cm" svg:x="17.191cm" svg:y="22.287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662cm" svg:height="1.5cm" svg:x="15.575cm" svg:y="19.342cm">
          <text:p text:style-name="P1"><text:span text:style-name="T1">N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5.667cm" svg:y1="23.059cm" svg:x2="17.191cm" svg:y2="23.037cm" draw:start-shape="id27" draw:start-glue-point="10" draw:end-shape="id28" draw:end-glue-point="6" svg:d="M15667 23059l1524-22" svg:viewBox="0 0 1525 23">
          <text:p/>
        </draw:connector>
        <draw:connector draw:style-name="gr7" draw:text-style-name="P4" draw:layer="layout" draw:type="line" svg:x1="18.022cm" svg:y1="22.287cm" svg:x2="16.994cm" svg:y2="20.623cm" draw:start-shape="id28" draw:start-glue-point="4" draw:end-shape="id29" draw:end-glue-point="9" svg:d="M18022 22287l-1028-1664" svg:viewBox="0 0 1029 1665">
          <text:p/>
        </draw:connector>
        <draw:custom-shape draw:style-name="gr10" draw:text-style-name="P5" draw:layer="layout" svg:width="2.286cm" svg:height="0.762cm" svg:x="17.353cm" svg:y="21.096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5.286cm" svg:y="23.479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3cm" svg:y="20.485cm">
          <text:p text:style-name="P1"><text:span text:style-name="T1">NAD</text:span></text:p>
          <text:p text:style-name="P1"><text:span text:style-name="T1">consump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4" draw:layer="layout" draw:type="line" svg:x1="15.818cm" svg:y1="20.623cm" svg:x2="14.842cm" svg:y2="22.309cm" draw:start-shape="id29" draw:start-glue-point="7" draw:end-shape="id27" draw:end-glue-point="4" svg:d="M15818 20623l-976 1686" svg:viewBox="0 0 977 1687">
          <text:p/>
        </draw:connector>
        <draw:custom-shape draw:style-name="gr21" draw:text-style-name="P4" draw:layer="layout" svg:width="7.239cm" svg:height="6.509cm" svg:x="12.343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line" svg:x1="9.409cm" svg:y1="23.07cm" svg:x2="14.016cm" svg:y2="23.059cm" draw:start-shape="id20" draw:start-glue-point="10" draw:end-shape="id27" draw:end-glue-point="6" svg:d="M9409 23070l4607-11" svg:viewBox="0 0 4608 12">
          <text:p/>
        </draw:connector>
        <draw:custom-shape draw:style-name="gr23" draw:text-style-name="P15" draw:layer="layout" svg:width="4.064cm" svg:height="0.762cm" svg:x="13.97cm" svg:y="17.51cm">
          <text:p text:style-name="P1"><text:span text:style-name="T5">Cytoplasm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064cm" svg:height="0.762cm" svg:x="13.97cm" svg:y="18.438cm">
          <text:p text:style-name="P1"><text:span text:style-name="T5">Nucleu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694cm" svg:y1="18.935cm" svg:x2="5.483cm" svg:y2="18.936cm" draw:start-shape="id30" draw:start-glue-point="3" draw:end-shape="id22" draw:end-glue-point="6" svg:d="M3694 18935l1789 1" svg:viewBox="0 0 1790 2">
          <text:p/>
        </draw:connector>
        <draw:custom-shape draw:style-name="gr24" draw:text-style-name="P17" xml:id="id30" draw:id="id30" draw:layer="layout" svg:width="1.197cm" svg:height="0.762cm" svg:x="3.694cm" svg:y="18.554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31" draw:id="id31" draw:layer="layout" svg:width="1.216cm" svg:height="1.016cm" svg:x="12.457cm" svg:y="14.471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673cm" svg:y1="14.979cm" svg:x2="11.862cm" svg:y2="14.997cm" draw:start-shape="id31" draw:start-glue-point="1" draw:end-shape="id12" draw:end-glue-point="9" svg:d="M13673 14979l-1811 18" svg:viewBox="0 0 1812 19">
          <text:p/>
        </draw:connector>
        <draw:connector draw:style-name="gr7" draw:text-style-name="P4" draw:layer="layout" draw:type="line" svg:x1="11.314cm" svg:y1="4.03cm" svg:x2="13.168cm" svg:y2="4.036cm" draw:start-shape="id32" draw:start-glue-point="3" draw:end-shape="id3" draw:end-glue-point="6" svg:d="M11314 4030l1854 6" svg:viewBox="0 0 1855 7">
          <text:p/>
        </draw:connector>
        <draw:custom-shape draw:style-name="gr26" draw:text-style-name="P17" xml:id="id32" draw:id="id32" draw:layer="layout" svg:width="1.319cm" svg:height="0.762cm" svg:x="11.314cm" svg:y="3.649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7-10-06T11:13:20.254314669</dc:date>
    <meta:editing-duration>PT1H53M12S</meta:editing-duration>
    <meta:editing-cycles>28</meta:editing-cycles>
    <meta:generator>LibreOffice/5.1.6.2$Linux_X86_64 LibreOffice_project/10m0$Build-2</meta:generator>
    <meta:document-statistic meta:object-count="106"/>
  </office:meta>
</office:document-meta>
</file>